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  <table:table-cell office:value-type="float" office:value="0.217391304348" calcext:value-type="float">
            <text:p>0.217391304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731215330308" calcext:value-type="float">
            <text:p>0.07312153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423" calcext:value-type="float">
            <text:p>423</text:p>
          </table:table-cell>
          <table:table-cell office:value-type="float" office:value="1999" calcext:value-type="float">
            <text:p>1999</text:p>
          </table:table-cell>
          <table:table-cell office:value-type="float" office:value="0.0773169482847" calcext:value-type="float">
            <text:p>0.0773169483</text:p>
          </table:table-cell>
          <table:table-cell office:value-type="float" office:value="0.25768321513" calcext:value-type="float">
            <text:p>0.2576832151</text:p>
          </table:table-cell>
          <table:table-cell office:value-type="float" office:value="0.293646823412" calcext:value-type="float">
            <text:p>0.293646823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70" calcext:value-type="float">
            <text:p>370</text:p>
          </table:table-cell>
          <table:table-cell office:value-type="float" office:value="1998" calcext:value-type="float">
            <text:p>1998</text:p>
          </table:table-cell>
          <table:table-cell office:value-type="float" office:value="0.0754430379747" calcext:value-type="float">
            <text:p>0.075443038</text:p>
          </table:table-cell>
          <table:table-cell office:value-type="float" office:value="0.248648648649" calcext:value-type="float">
            <text:p>0.2486486486</text:p>
          </table:table-cell>
          <table:table-cell office:value-type="float" office:value="0.291291291291" calcext:value-type="float">
            <text:p>0.29129129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264822134387" calcext:value-type="float">
            <text:p>0.2648221344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62" calcext:value-type="float">
            <text:p>262</text:p>
          </table:table-cell>
          <table:table-cell office:value-type="float" office:value="34" calcext:value-type="float">
            <text:p>34</text:p>
          </table:table-cell>
          <table:table-cell office:value-type="float" office:value="0.0611488573193" calcext:value-type="float">
            <text:p>0.0611488573</text:p>
          </table:table-cell>
          <table:table-cell office:value-type="float" office:value="0.236641221374" calcext:value-type="float">
            <text:p>0.2366412214</text:p>
          </table:table-cell>
          <table:table-cell office:value-type="float" office:value="0.235294117647" calcext:value-type="float">
            <text:p>0.2352941176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66" calcext:value-type="float">
            <text:p>266</text:p>
          </table:table-cell>
          <table:table-cell office:value-type="float" office:value="42" calcext:value-type="float">
            <text:p>42</text:p>
          </table:table-cell>
          <table:table-cell office:value-type="float" office:value="0.0590717299578" calcext:value-type="float">
            <text:p>0.05907173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238095238095" calcext:value-type="float">
            <text:p>0.23809523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" calcext:value-type="float">
            <text:p>0.1818181818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597345132743" calcext:value-type="float">
            <text:p>0.0597345133</text:p>
          </table:table-cell>
          <table:table-cell office:value-type="float" office:value="1" calcext:value-type="float">
            <text:p>1</text:p>
          </table:table-cell>
          <table:table-cell office:value-type="float" office:value="0.179487179487" calcext:value-type="float">
            <text:p>0.179487179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57985757884" calcext:value-type="float">
            <text:p>0.0579857579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06" calcext:value-type="float">
            <text:p>306</text:p>
          </table:table-cell>
          <table:table-cell office:value-type="float" office:value="2000" calcext:value-type="float">
            <text:p>2000</text:p>
          </table:table-cell>
          <table:table-cell office:value-type="float" office:value="0.0628218331617" calcext:value-type="float">
            <text:p>0.0628218332</text:p>
          </table:table-cell>
          <table:table-cell office:value-type="float" office:value="0.222222222222" calcext:value-type="float">
            <text:p>0.2222222222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323" calcext:value-type="float">
            <text:p>323</text:p>
          </table:table-cell>
          <table:table-cell office:value-type="float" office:value="29" calcext:value-type="float">
            <text:p>29</text:p>
          </table:table-cell>
          <table:table-cell office:value-type="float" office:value="0.0601503759398" calcext:value-type="float">
            <text:p>0.0601503759</text:p>
          </table:table-cell>
          <table:table-cell office:value-type="float" office:value="0.287925696594" calcext:value-type="float">
            <text:p>0.2879256966</text:p>
          </table:table-cell>
          <table:table-cell office:value-type="float" office:value="0.241379310345" calcext:value-type="float">
            <text:p>0.241379310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732" calcext:value-type="float">
            <text:p>732</text:p>
          </table:table-cell>
          <table:table-cell office:value-type="float" office:value="1992" calcext:value-type="float">
            <text:p>1992</text:p>
          </table:table-cell>
          <table:table-cell office:value-type="float" office:value="0.0606566499722" calcext:value-type="float">
            <text:p>0.06065665</text:p>
          </table:table-cell>
          <table:table-cell office:value-type="float" office:value="0.281420765027" calcext:value-type="float">
            <text:p>0.281420765</text:p>
          </table:table-cell>
          <table:table-cell office:value-type="float" office:value="0.292168674699" calcext:value-type="float">
            <text:p>0.292168674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615307653827" calcext:value-type="float">
            <text:p>0.0615307654</text:p>
          </table:table-cell>
          <table:table-cell office:value-type="float" office:value="1" calcext:value-type="float">
            <text:p>1</text:p>
          </table:table-cell>
          <table:table-cell office:value-type="float" office:value="0.266666666667" calcext:value-type="float">
            <text:p>0.266666666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  <table:table-cell office:value-type="float" office:value="0.060120240481" calcext:value-type="float">
            <text:p>0.0601202405</text:p>
          </table:table-cell>
          <table:table-cell office:value-type="float" office:value="0.248041775457" calcext:value-type="float">
            <text:p>0.2480417755</text:p>
          </table:table-cell>
          <table:table-cell office:value-type="float" office:value="0.291666666667" calcext:value-type="float">
            <text:p>0.291666666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54" calcext:value-type="float">
            <text:p>354</text:p>
          </table:table-cell>
          <table:table-cell office:value-type="float" office:value="1998" calcext:value-type="float">
            <text:p>1998</text:p>
          </table:table-cell>
          <table:table-cell office:value-type="float" office:value="0.0579929399899" calcext:value-type="float">
            <text:p>0.05799294</text:p>
          </table:table-cell>
          <table:table-cell office:value-type="float" office:value="0.265536723164" calcext:value-type="float">
            <text:p>0.2655367232</text:p>
          </table:table-cell>
          <table:table-cell office:value-type="float" office:value="0.267267267267" calcext:value-type="float">
            <text:p>0.267267267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79" calcext:value-type="float">
            <text:p>279</text:p>
          </table:table-cell>
          <table:table-cell office:value-type="float" office:value="24" calcext:value-type="float">
            <text:p>24</text:p>
          </table:table-cell>
          <table:table-cell office:value-type="float" office:value="0.0560093348891" calcext:value-type="float">
            <text:p>0.0560093349</text:p>
          </table:table-cell>
          <table:table-cell office:value-type="float" office:value="0.268817204301" calcext:value-type="float">
            <text:p>0.26881720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69918699187" calcext:value-type="float">
            <text:p>0.0699186992</text:p>
          </table:table-cell>
          <table:table-cell office:value-type="float" office:value="1" calcext:value-type="float">
            <text:p>1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0.0731215330308" calcext:value-type="float">
            <text:p>0.073121533</text:p>
          </table:table-cell>
          <table:table-cell office:value-type="float" office:value="1" calcext:value-type="float">
            <text:p>1</text:p>
          </table:table-cell>
          <table:table-cell office:value-type="float" office:value="0.267267267267" calcext:value-type="float">
            <text:p>0.267267267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49049049049" calcext:value-type="float">
            <text:p>0.04904904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0.0725362681341" calcext:value-type="float">
            <text:p>0.0725362681</text:p>
          </table:table-cell>
          <table:table-cell office:value-type="float" office:value="0.235521235521" calcext:value-type="float">
            <text:p>0.2355212355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24" calcext:value-type="float">
            <text:p>424</text:p>
          </table:table-cell>
          <table:table-cell office:value-type="float" office:value="38" calcext:value-type="float">
            <text:p>38</text:p>
          </table:table-cell>
          <table:table-cell office:value-type="float" office:value="0.0685342671336" calcext:value-type="float">
            <text:p>0.0685342671</text:p>
          </table:table-cell>
          <table:table-cell office:value-type="float" office:value="0.254716981132" calcext:value-type="float">
            <text:p>0.2547169811</text:p>
          </table:table-cell>
          <table:table-cell office:value-type="float" office:value="0.263157894737" calcext:value-type="float">
            <text:p>0.263157894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40" calcext:value-type="float">
            <text:p>440</text:p>
          </table:table-cell>
          <table:table-cell office:value-type="float" office:value="36" calcext:value-type="float">
            <text:p>36</text:p>
          </table:table-cell>
          <table:table-cell office:value-type="float" office:value="0.0633540372671" calcext:value-type="float">
            <text:p>0.0633540373</text:p>
          </table:table-cell>
          <table:table-cell office:value-type="float" office:value="0.25" calcext:value-type="float">
            <text:p>0.25</text:p>
          </table:table-cell>
          <table:table-cell office:value-type="float" office:value="0.277777777778" calcext:value-type="float">
            <text:p>0.277777777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office:value-type="float" office:value="0.0691144708423" calcext:value-type="float">
            <text:p>0.0691144708</text:p>
          </table:table-cell>
          <table:table-cell office:value-type="float" office:value="0.207692307692" calcext:value-type="float">
            <text:p>0.2076923077</text:p>
          </table:table-cell>
          <table:table-cell office:value-type="float" office:value="0.214285714286" calcext:value-type="float">
            <text:p>0.214285714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96" calcext:value-type="float">
            <text:p>296</text:p>
          </table:table-cell>
          <table:table-cell office:value-type="float" office:value="2000" calcext:value-type="float">
            <text:p>2000</text:p>
          </table:table-cell>
          <table:table-cell office:value-type="float" office:value="0.0671563483736" calcext:value-type="float">
            <text:p>0.0671563484</text:p>
          </table:table-cell>
          <table:table-cell office:value-type="float" office:value="0.22972972973" calcext:value-type="float">
            <text:p>0.2297297297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26])" office:value-type="float" office:value="1907.4" calcext:value-type="float">
            <text:p>1907.4</text:p>
          </table:table-cell>
          <table:table-cell table:formula="of:=AVERAGE([.B2:.B26])" office:value-type="float" office:value="225.2" calcext:value-type="float">
            <text:p>225.2</text:p>
          </table:table-cell>
          <table:table-cell table:formula="of:=AVERAGE([.C2:.C26])" office:value-type="float" office:value="584.56" calcext:value-type="float">
            <text:p>584.56</text:p>
          </table:table-cell>
          <table:table-cell table:formula="of:=AVERAGE([.D2:.D26])" office:value-type="float" office:value="0.06471556762238" calcext:value-type="float">
            <text:p>0.0647155676</text:p>
          </table:table-cell>
          <table:table-cell table:formula="of:=AVERAGE([.E2:.E26])" office:value-type="float" office:value="0.51939935080616" calcext:value-type="float">
            <text:p>0.5193993508</text:p>
          </table:table-cell>
          <table:table-cell table:formula="of:=AVERAGE([.F2:.F26])" office:value-type="float" office:value="0.24561195210844" calcext:value-type="float">
            <text:p>0.2456119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08:54:01.900379503</dc:date>
    <meta:document-statistic meta:table-count="1" meta:cell-count="162" meta:object-count="0"/>
    <meta:generator>LibreOffice/4.2.7.2$Linux_X86_64 LibreOffice_project/420m0$Build-2</meta:generator>
  </office:meta>
</office:document-meta>
</file>